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font-size="7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rojekt tagjai megismerkedtek az Android operációs rendszerrel és az Androidra való fejlesztéssel. Elemeztük más nagy kiterjedésű hálózatok ökoszisztémáit. Konzultálva a kutatókkal, akik a keretrendszert használni szeretnék, kialakítottuk a keretrendszer API-ját. Felmértük az alkalmazást a jövőben potenciális futtató felhasználók technikai felkészütségét, aggályait és ez alapján specifikáltuk a felhasználói interfészt, és a felhasználói folyamatokat. Prototípusok elemzésével kiválasztottuk a különböző komponensekhez használandó technikai megoldásokat és tervezési mintákat.<text:line-break/><text:line-break/>A tervek alapján elkészült az Android alkalmazás alapja, mely képes szerverről letöltött kódot futtatni, felderíteni és használni a telepített plugineket, és a felhasználó számára prezentálni a pluginek részleteit. A rendszer a mérési eredményeket fel tudja tölteni az elkészült szerver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09:58:53.93</meta:creation-date>
    <meta:document-statistic meta:table-count="0" meta:image-count="0" meta:object-count="0" meta:page-count="1" meta:paragraph-count="1" meta:word-count="104" meta:character-count="872"/>
    <dc:date>2013-07-08T09:59:43.76</dc:date>
    <meta:editing-duration>PT49S</meta:editing-duration>
    <meta:editing-cycles>1</meta:editing-cycles>
    <meta:generator>OpenOffice.org/3.4.1$Win32 OpenOffice.org_project/341m1$Build-9593</meta:generator>
  </office:meta>
</office:document-meta>
</file>